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0">
      <style:table-cell-properties style:vertical-align="middle" fo:background-color="#FFF200" style:repeat-content="false"/>
      <style:paragraph-properties fo:text-align="center"/>
      <style:text-properties fo:color="#ED1C24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7A19A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7A19A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middle" fo:background-color="#F7A19A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ED1C24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fo:background-color="#F7A19A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background-color="#F7A19A"/>
    </style:style>
    <style:style style:name="ce13" style:family="table-cell" style:parent-style-name="Default" style:data-style-name="N0">
      <style:table-cell-properties style:vertical-align="middle" fo:background-color="#F8AA97" style:repeat-content="false"/>
      <style:paragraph-properties fo:text-align="center"/>
      <style:text-properties fo:color="#ED1C24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8AA97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8AA97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style:vertical-align="middle" fo:background-color="#F8AA97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transparent"/>
    </style:style>
    <style:style style:name="ce18" style:family="table-cell" style:parent-style-name="Default" style:data-style-name="N0">
      <style:table-cell-properties style:vertical-align="middle" fo:background-color="#ADD58A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wrap-option="wrap" fo:background-color="#ADD58A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style:vertical-align="middle" fo:background-color="#ADD58A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T1" style:family="text" style:parent-style-name="Default">
      <style:text-properties fo:color="#57983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20347222222222cm"/>
    </style:style>
    <style:style style:name="co2" style:family="table-column">
      <style:table-column-properties fo:break-before="auto" style:column-width="8.27263888888889cm"/>
    </style:style>
    <style:style style:name="co3" style:family="table-column">
      <style:table-column-properties fo:break-before="auto" style:column-width="6.35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10.2834722222222cm"/>
    </style:style>
    <style:style style:name="co6" style:family="table-column">
      <style:table-column-properties fo:break-before="auto" style:column-width="6.77333333333333cm"/>
    </style:style>
    <style:style style:name="co7" style:family="table-column">
      <style:table-column-properties fo:break-before="auto" style:column-width="5.32694444444444cm"/>
    </style:style>
    <style:style style:name="co8" style:family="table-column">
      <style:table-column-properties fo:break-before="auto" style:column-width="2.24013888888889cm"/>
    </style:style>
    <style:style style:name="co9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8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56pt" style:use-optimal-row-height="true" fo:break-before="auto"/>
    </style:style>
    <style:style style:name="ro6" style:family="table-row">
      <style:table-row-properties style:row-height="70pt" style:use-optimal-row-height="true" fo:break-before="auto"/>
    </style:style>
    <style:style style:name="ro7" style:family="table-row">
      <style:table-row-properties style:row-height="1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22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5" table:default-cell-style-name="ce23"/>
        <table:table-column table:style-name="co6" table:default-cell-style-name="ce23"/>
        <table:table-column table:style-name="co7" table:default-cell-style-name="ce21"/>
        <table:table-column table:style-name="co8" table:number-columns-repeated="1016" table:default-cell-style-name="ce2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Telephone/linkedin</text:p>
          </table:table-cell>
          <table:table-cell office:value-type="string" table:style-name="ce2">
            <text:p>Contact</text:p>
          </table:table-cell>
          <table:table-cell office:value-type="string" table:style-name="ce2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3">
            <text:p>Adresse</text:p>
          </table:table-cell>
          <table:table-cell office:value-type="string" table:style-name="ce3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2">
            <text:p>Status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5">
            <text:p>06.37.05.23.47</text:p>
          </table:table-cell>
          <table:table-cell office:value-type="string" table:style-name="ce6">
            <text:p>Patrice Fournier : Directeur Agence Grenoble</text:p>
          </table:table-cell>
          <table:table-cell table:style-name="ce6"/>
          <table:table-cell office:value-type="string" table:style-name="ce6">
            <text:p>SOPRA STERIA</text:p>
          </table:table-cell>
          <table:table-cell table:style-name="ce6"/>
          <table:table-cell table:style-name="ce7"/>
          <table:table-cell office:value-type="string" table:style-name="ce7">
            <text:p>Directeur agence Grenoble</text:p>
          </table:table-cell>
          <table:table-cell office:value-type="date" office:date-value="2018-08-29T00:00:00" table:style-name="ce8">
            <text:p>29/08/18</text:p>
          </table:table-cell>
          <table:table-cell office:value-type="string" table:style-name="ce6">
            <text:p>Refus</text:p>
          </table:table-cell>
          <table:table-cell table:number-columns-repeated="16375" table:style-name="ce9"/>
        </table:table-row>
        <table:table-row table:style-name="ro3">
          <table:table-cell office:value-type="string" table:style-name="ce5">
            <text:p>06.73.16.09.32</text:p>
          </table:table-cell>
          <table:table-cell office:value-type="string" table:style-name="ce6">
            <text:p>Sebastien Chassndre-Barrioz : architecte</text:p>
          </table:table-cell>
          <table:table-cell table:style-name="ce6"/>
          <table:table-cell office:value-type="string" table:style-name="ce6">
            <text:p>SOPRA STERIA</text:p>
          </table:table-cell>
          <table:table-cell table:style-name="ce6"/>
          <table:table-cell office:value-type="string" table:style-name="ce7">
            <text:p>Centre Affaire Le Concorde, 24 rue Lamartine 28320 Eybens</text:p>
          </table:table-cell>
          <table:table-cell office:value-type="string" table:style-name="ce7">
            <text:p>Architecte Principal</text:p>
          </table:table-cell>
          <table:table-cell office:value-type="date" office:date-value="2018-09-17T00:00:00" table:style-name="ce8">
            <text:p>17/09/18</text:p>
          </table:table-cell>
          <table:table-cell office:value-type="string" table:style-name="ce6">
            <text:p>Refus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10">
            <text:p>02.99.59.98.57/04 78 63 79 40</text:p>
          </table:table-cell>
          <table:table-cell office:value-type="string" table:style-name="ce6">
            <text:p>Keavan RANTOANINA (consultant)</text:p>
          </table:table-cell>
          <table:table-cell office:value-type="string" table:style-name="ce6">
            <text:p>krantoanina@degetel.com</text:p>
          </table:table-cell>
          <table:table-cell office:value-type="string" table:style-name="ce6">
            <text:p>DEGETEL</text:p>
          </table:table-cell>
          <table:table-cell table:style-name="ce6"/>
          <table:table-cell table:number-columns-repeated="2" table:style-name="ce7"/>
          <table:table-cell office:value-type="date" office:date-value="2018-09-03T00:00:00" table:style-name="ce8">
            <text:p>03/09/18</text:p>
          </table:table-cell>
          <table:table-cell office:value-type="string" table:style-name="ce6">
            <text:p>Refus</text:p>
          </table:table-cell>
          <table:table-cell table:number-columns-repeated="16375" table:style-name="ce9"/>
        </table:table-row>
        <table:table-row table:style-name="ro3">
          <table:table-cell office:value-type="string" table:style-name="ce10">
            <text:p>33 4 72 69 77 19</text:p>
          </table:table-cell>
          <table:table-cell office:value-type="string" table:style-name="ce6">
            <text:p>Loic Rodriguez(consultant)</text:p>
          </table:table-cell>
          <table:table-cell office:value-type="string" table:style-name="ce6">
            <text:p>Loic.Rodriguez@RobertWalters.com</text:p>
          </table:table-cell>
          <table:table-cell office:value-type="string" table:style-name="ce6">
            <text:p>ADEUNIS/Robert Walter</text:p>
          </table:table-cell>
          <table:table-cell table:style-name="ce6"/>
          <table:table-cell office:value-type="string" table:style-name="ce7">
            <text:p>Crolles</text:p>
          </table:table-cell>
          <table:table-cell office:value-type="string" table:style-name="ce7">
            <text:p>Robert Walter/Attente de retour de Adeunis</text:p>
          </table:table-cell>
          <table:table-cell office:value-type="date" office:date-value="2018-09-13T00:00:00" table:style-name="ce8">
            <text:p>13/09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4">
          <table:table-cell office:value-type="string" table:style-name="ce10">
            <text:p>04.69.64.60.42</text:p>
          </table:table-cell>
          <table:table-cell office:value-type="string" table:style-name="ce6">
            <text:p>Pierre-emmanuel choteau (consultant)</text:p>
          </table:table-cell>
          <table:table-cell office:value-type="string" table:style-name="ce6">
            <text:p>Pierre-emmanuel.choteau@cgi.com</text:p>
          </table:table-cell>
          <table:table-cell office:value-type="string" table:style-name="ce6">
            <text:p>CGI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Contacté par CGI, Refus pour question de Salaire après 4 entretiens</text:p>
          </table:table-cell>
          <table:table-cell office:value-type="string" table:style-name="ce8">
            <text:p>Multiples 09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10">
            <text:p>04-72-27-23-00</text:p>
          </table:table-cell>
          <table:table-cell office:value-type="string" table:style-name="ce6">
            <text:p>Aurélie GABON : consultante</text:p>
          </table:table-cell>
          <table:table-cell office:value-type="string" table:style-name="ce6">
            <text:p>aurelie.gabon@guarani.fr</text:p>
          </table:table-cell>
          <table:table-cell office:value-type="string" table:style-name="ce6">
            <text:p>GUARANI</text:p>
          </table:table-cell>
          <table:table-cell table:style-name="ce6"/>
          <table:table-cell office:value-type="string" table:style-name="ce7">
            <text:p>Meylan</text:p>
          </table:table-cell>
          <table:table-cell office:value-type="string" table:style-name="ce7">
            <text:p>Entretien Skype/</text:p>
          </table:table-cell>
          <table:table-cell office:value-type="date" office:date-value="2018-09-12T00:00:00" table:style-name="ce8">
            <text:p>12/09/18</text:p>
          </table:table-cell>
          <table:table-cell office:value-type="string" table:style-name="ce6">
            <text:p>Refus</text:p>
          </table:table-cell>
          <table:table-cell table:number-columns-repeated="16375" table:style-name="ce9"/>
        </table:table-row>
        <table:table-row table:style-name="ro3">
          <table:table-cell office:value-type="string" table:style-name="ce10">
            <text:p>09.70.73.81.47</text:p>
          </table:table-cell>
          <table:table-cell office:value-type="string" table:style-name="ce6">
            <text:p><text:s/>Adrien Le Marhadour:Consultant</text:p>
          </table:table-cell>
          <table:table-cell office:value-type="string" table:style-name="ce6">
            <text:p>a.marhadour@jeffersonfrank.com</text:p>
          </table:table-cell>
          <table:table-cell office:value-type="string" table:style-name="ce6">
            <text:p>Jefferson frank</text:p>
          </table:table-cell>
          <table:table-cell table:style-name="ce6"/>
          <table:table-cell office:value-type="string" table:style-name="ce7">
            <text:p>Lyon</text:p>
          </table:table-cell>
          <table:table-cell office:value-type="string" table:style-name="ce7">
            <text:p>Entretien Telephonique/ plusieurs propositions de placement</text:p>
          </table:table-cell>
          <table:table-cell office:value-type="date" office:date-value="2018-09-12T00:00:00" table:style-name="ce8">
            <text:p>12/09/18</text:p>
          </table:table-cell>
          <table:table-cell office:value-type="string" table:style-name="ce6">
            <text:p>Refus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10">
            <text:p>04 91 20 29 90</text:p>
          </table:table-cell>
          <table:table-cell office:value-type="string" table:style-name="ce6">
            <text:p>Jennifer YAMBOGAZA : Chargée d’affaire</text:p>
          </table:table-cell>
          <table:table-cell office:value-type="string" table:style-name="ce6">
            <text:p>j-yambogaza@e-kent.fr</text:p>
          </table:table-cell>
          <table:table-cell office:value-type="string" table:style-name="ce6">
            <text:p>Kent</text:p>
          </table:table-cell>
          <table:table-cell table:style-name="ce6"/>
          <table:table-cell office:value-type="string" table:style-name="ce7">
            <text:p>Marseille</text:p>
          </table:table-cell>
          <table:table-cell office:value-type="string" table:style-name="ce7">
            <text:p>Entretien Telephonique</text:p>
          </table:table-cell>
          <table:table-cell office:value-type="date" office:date-value="2018-09-14T00:00:00" table:style-name="ce8">
            <text:p>14/09/18</text:p>
          </table:table-cell>
          <table:table-cell office:value-type="string" table:style-name="ce6">
            <text:p>Refus</text:p>
          </table:table-cell>
          <table:table-cell table:number-columns-repeated="16375" table:style-name="ce9"/>
        </table:table-row>
        <table:table-row table:style-name="ro5">
          <table:table-cell office:value-type="string" table:style-name="ce10">
            <text:p>+33 (0)4 57 13 90 41</text:p>
          </table:table-cell>
          <table:table-cell office:value-type="string" table:style-name="ce6">
            <text:p>Romain Villard : Consultant</text:p>
          </table:table-cell>
          <table:table-cell office:value-type="string" table:style-name="ce6">
            <text:p>r.villard@hays.fr</text:p>
          </table:table-cell>
          <table:table-cell office:value-type="string" table:style-name="ce6">
            <text:p>Hays</text:p>
          </table:table-cell>
          <table:table-cell table:style-name="ce6"/>
          <table:table-cell office:value-type="string" table:style-name="ce7">
            <text:p>10 rue d’Arménie 38000 Grenoble</text:p>
          </table:table-cell>
          <table:table-cell office:value-type="string" table:style-name="ce7">
            <text:p>Contact Téléphonique 19/09/18 / Entretien le 26.09.18 webhelp refus car trop loin, CEA en cours Consultant actif</text:p>
          </table:table-cell>
          <table:table-cell office:value-type="date" office:date-value="2018-09-26T00:00:00" table:style-name="ce8">
            <text:p>26/09/18</text:p>
          </table:table-cell>
          <table:table-cell office:value-type="string" table:style-name="ce6">
            <text:p>Refus</text:p>
          </table:table-cell>
          <table:table-cell table:number-columns-repeated="16375" table:style-name="ce9"/>
        </table:table-row>
        <table:table-row table:style-name="ro3">
          <table:table-cell office:value-type="string" table:style-name="ce10">
            <text:p>linkedin</text:p>
          </table:table-cell>
          <table:table-cell office:value-type="string" table:style-name="ce6">
            <text:p>Elogie Lemoine</text:p>
          </table:table-cell>
          <table:table-cell office:value-type="string" table:style-name="ce6">
            <text:p><text:a xlink:href="mailto:recrutement@edifixio.com">recrutement@edifixio.com</text:a></text:p>
          </table:table-cell>
          <table:table-cell office:value-type="string" table:style-name="ce6">
            <text:p>Edifixio</text:p>
          </table:table-cell>
          <table:table-cell table:style-name="ce6"/>
          <table:table-cell office:value-type="string" table:style-name="ce7">
            <text:p><text:a xlink:href="http://www.edifixio.com/fr">http://www.edifixio.com/fr</text:a></text:p>
          </table:table-cell>
          <table:table-cell office:value-type="string" table:style-name="ce7">
            <text:p>contact linkedin, je n’ai pas de num de tel :<text:s/><text:span text:style-name="T1">Pas de nouvelles sur le mois</text:span></text:p>
          </table:table-cell>
          <table:table-cell office:value-type="date" office:date-value="2018-09-21T00:00:00" table:style-name="ce8">
            <text:p>21/09/18</text:p>
          </table:table-cell>
          <table:table-cell office:value-type="string" table:style-name="ce6">
            <text:p>Refus</text:p>
          </table:table-cell>
          <table:table-cell table:number-columns-repeated="16375" table:style-name="ce9"/>
        </table:table-row>
        <table:table-row table:style-name="ro3">
          <table:table-cell office:value-type="string" table:style-name="ce10">
            <text:p>04 34 43 90 85</text:p>
          </table:table-cell>
          <table:table-cell office:value-type="string" table:style-name="ce6">
            <text:p>Angélique FERREIRA : Chargée de recrutement</text:p>
          </table:table-cell>
          <table:table-cell office:value-type="string" table:style-name="ce11">
            <text:p>aferreira@groupeastek.fr </text:p>
          </table:table-cell>
          <table:table-cell office:value-type="string" table:style-name="ce6">
            <text:p>Astek</text:p>
          </table:table-cell>
          <table:table-cell table:style-name="ce6"/>
          <table:table-cell office:value-type="string" table:style-name="ce7">
            <text:p>1 Place du Verseau, 38130 Échirolles</text:p>
          </table:table-cell>
          <table:table-cell office:value-type="string" table:style-name="ce7">
            <text:p>Entretien Telephonique manager jeu 27 sept</text:p>
          </table:table-cell>
          <table:table-cell table:number-columns-repeated="2" table:style-name="ce12"/>
          <table:table-cell table:number-columns-repeated="16375" table:style-name="ce9"/>
        </table:table-row>
        <table:table-row table:style-name="ro3">
          <table:table-cell office:value-type="string" table:style-name="ce10">
            <text:p>06 64 47 51 50</text:p>
          </table:table-cell>
          <table:table-cell office:value-type="string" table:style-name="ce6">
            <text:p>Stéphane MOTTIN : Responsable d’agence</text:p>
          </table:table-cell>
          <table:table-cell table:style-name="ce6"/>
          <table:table-cell office:value-type="string" table:style-name="ce6">
            <text:p>Astek</text:p>
          </table:table-cell>
          <table:table-cell table:style-name="ce6"/>
          <table:table-cell table:style-name="ce7"/>
          <table:table-cell office:value-type="string" table:style-name="ce7">
            <text:p>recontacte semaine du 01 octobre.<text:s/><text:span text:style-name="T1">Pas de nouvelles sur le mois</text:span></text:p>
          </table:table-cell>
          <table:table-cell office:value-type="date" office:date-value="2018-09-27T00:00:00" table:style-name="ce8">
            <text:p>27/09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Monster</text:p>
          </table:table-cell>
          <table:table-cell office:value-type="string" table:style-name="ce6">
            <text:p>Monster</text:p>
          </table:table-cell>
          <table:table-cell office:value-type="string" table:style-name="ce6">
            <text:p>Econocom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Developpeur Scrum/Master : expiré</text:p>
          </table:table-cell>
          <table:table-cell office:value-type="date" office:date-value="2018-10-01T00:00:00" table:style-name="ce8">
            <text:p>01/10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Monster</text:p>
          </table:table-cell>
          <table:table-cell office:value-type="string" table:style-name="ce6">
            <text:p>Monster</text:p>
          </table:table-cell>
          <table:table-cell office:value-type="string" table:style-name="ce6">
            <text:p>CS-Communication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Chef de projet: expiré</text:p>
          </table:table-cell>
          <table:table-cell office:value-type="date" office:date-value="2018-10-07T00:00:00" table:style-name="ce8">
            <text:p>07/10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Monster</text:p>
          </table:table-cell>
          <table:table-cell office:value-type="string" table:style-name="ce6">
            <text:p>Monster</text:p>
          </table:table-cell>
          <table:table-cell office:value-type="string" table:style-name="ce6">
            <text:p>Atos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Recette Technique : expiré</text:p>
          </table:table-cell>
          <table:table-cell office:value-type="date" office:date-value="2018-10-07T00:00:00" table:style-name="ce8">
            <text:p>07/10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Monster</text:p>
          </table:table-cell>
          <table:table-cell office:value-type="string" table:style-name="ce6">
            <text:p>Monster</text:p>
          </table:table-cell>
          <table:table-cell office:value-type="string" table:style-name="ce6">
            <text:p>Synergie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Chef de projet : expiré</text:p>
          </table:table-cell>
          <table:table-cell office:value-type="date" office:date-value="2018-10-07T00:00:00" table:style-name="ce8">
            <text:p>07/10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4">
          <table:table-cell table:style-name="ce10"/>
          <table:table-cell office:value-type="string" table:style-name="ce6">
            <text:p>Monster</text:p>
          </table:table-cell>
          <table:table-cell office:value-type="string" table:style-name="ce6">
            <text:p>Monster</text:p>
          </table:table-cell>
          <table:table-cell office:value-type="string" table:style-name="ce6">
            <text:p>PhotoWeb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Annonce Responsable du Développement Interne du SI Expirée / Refus</text:p>
          </table:table-cell>
          <table:table-cell office:value-type="date" office:date-value="2018-10-20T00:00:00" table:style-name="ce8">
            <text:p>20/10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3">
          <table:table-cell table:style-name="ce10"/>
          <table:table-cell office:value-type="string" table:style-name="ce6">
            <text:p>Barbara Denis</text:p>
          </table:table-cell>
          <table:table-cell office:value-type="string" table:style-name="ce6">
            <text:p>LinkedIn</text:p>
          </table:table-cell>
          <table:table-cell office:value-type="string" table:style-name="ce6">
            <text:p>Capgemini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contact linkedin, je n’ai pas de num de tel</text:p>
          </table:table-cell>
          <table:table-cell office:value-type="date" office:date-value="2018-10-30T00:00:00" table:style-name="ce8">
            <text:p>30/10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4">
          <table:table-cell table:style-name="ce10"/>
          <table:table-cell office:value-type="string" table:style-name="ce6">
            <text:p>Gaetan Philippe</text:p>
          </table:table-cell>
          <table:table-cell office:value-type="string" table:style-name="ce6">
            <text:p>gaetan.philippe@andrice.fr</text:p>
          </table:table-cell>
          <table:table-cell office:value-type="string" table:style-name="ce6">
            <text:p>Andrice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Contact skype : ESN classique avec déplacement fréquent à priori. Perte de salaire importante</text:p>
          </table:table-cell>
          <table:table-cell office:value-type="date" office:date-value="2018-10-30T00:00:00" table:style-name="ce8">
            <text:p>30/10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13">
            <text:p>06 19 53 53 42</text:p>
          </table:table-cell>
          <table:table-cell office:value-type="string" table:style-name="ce14">
            <text:p>Hervé Bonnet</text:p>
          </table:table-cell>
          <table:table-cell office:value-type="string" table:style-name="ce14">
            <text:p><text:a xlink:href="mailto:herve.bonnet@cgi.com">herve.bonnet@cgi.com</text:a></text:p>
          </table:table-cell>
          <table:table-cell office:value-type="string" table:style-name="ce14">
            <text:p>CGI</text:p>
          </table:table-cell>
          <table:table-cell table:style-name="ce14"/>
          <table:table-cell office:value-type="string" table:style-name="ce15">
            <text:p>Grenoble</text:p>
          </table:table-cell>
          <table:table-cell office:value-type="string" table:style-name="ce15">
            <text:p>Entretien Grenoble</text:p>
          </table:table-cell>
          <table:table-cell office:value-type="date" office:date-value="2018-10-31T00:00:00" table:style-name="ce16">
            <text:p>31/10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3">
          <table:table-cell table:style-name="ce10"/>
          <table:table-cell office:value-type="string" table:style-name="ce6">
            <text:p>Colines WALLAY</text:p>
          </table:table-cell>
          <table:table-cell office:value-type="string" table:style-name="ce6">
            <text:p>coline.wallays@afiph.org</text:p>
          </table:table-cell>
          <table:table-cell office:value-type="string" table:style-name="ce6">
            <text:p>Afiph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Premier contact par téléphone : pas de proposition particulière</text:p>
          </table:table-cell>
          <table:table-cell office:value-type="date" office:date-value="2018-10-29T00:00:00" table:style-name="ce8">
            <text:p>29/10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3">
          <table:table-cell office:value-type="string" table:style-name="ce10">
            <text:p>(0)1 42 99 38 22</text:p>
          </table:table-cell>
          <table:table-cell office:value-type="string" table:style-name="ce6">
            <text:p>Nicolas Hua</text:p>
          </table:table-cell>
          <table:table-cell office:value-type="string" table:style-name="ce6">
            <text:p>n.hua@huxley.fr</text:p>
          </table:table-cell>
          <table:table-cell office:value-type="string" table:style-name="ce6">
            <text:p>Huxley Banking &amp; Finance</text:p>
          </table:table-cell>
          <table:table-cell table:style-name="ce6"/>
          <table:table-cell office:value-type="string" table:style-name="ce7">
            <text:p>Paris</text:p>
          </table:table-cell>
          <table:table-cell office:value-type="string" table:style-name="ce7">
            <text:p>Proposition DevOps sur cloud AWS mais sur Paris</text:p>
          </table:table-cell>
          <table:table-cell office:value-type="date" office:date-value="2018-11-05T00:00:00" table:style-name="ce8">
            <text:p>05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3">
          <table:table-cell office:value-type="float" office:value="1412227885" table:style-name="ce10">
            <text:p>1412227885</text:p>
          </table:table-cell>
          <table:table-cell office:value-type="string" table:style-name="ce6">
            <text:p>Capucine Jacob</text:p>
          </table:table-cell>
          <table:table-cell office:value-type="string" table:style-name="ce6">
            <text:p>c.jacob@progressivege.com</text:p>
          </table:table-cell>
          <table:table-cell office:value-type="string" table:style-name="ce6">
            <text:p>progressive recruitment</text:p>
          </table:table-cell>
          <table:table-cell table:style-name="ce6"/>
          <table:table-cell office:value-type="string" table:style-name="ce7">
            <text:p>Suresne</text:p>
          </table:table-cell>
          <table:table-cell office:value-type="string" table:style-name="ce7">
            <text:p>Proposition DevOps Junior (1 à 2 ans d'exp) sur Paris</text:p>
          </table:table-cell>
          <table:table-cell office:value-type="date" office:date-value="2018-11-05T00:00:00" table:style-name="ce8">
            <text:p>05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6">
          <table:table-cell office:value-type="string" table:style-name="ce10">
            <text:p>06 01 05 68 52</text:p>
          </table:table-cell>
          <table:table-cell office:value-type="string" table:style-name="ce6">
            <text:p>Bertrand Delgado</text:p>
          </table:table-cell>
          <table:table-cell office:value-type="string" table:style-name="ce6">
            <text:p>informatique.lyon@liprh.fr</text:p>
          </table:table-cell>
          <table:table-cell office:value-type="string" table:style-name="ce6">
            <text:p>LIP Solution RH</text:p>
          </table:table-cell>
          <table:table-cell table:style-name="ce6"/>
          <table:table-cell office:value-type="string" table:style-name="ce7">
            <text:p>Lyon</text:p>
          </table:table-cell>
          <table:table-cell office:value-type="string" table:style-name="ce7">
            <text:p>Entretien Skype, Proposition de rencontre avec le client jeudi 8 ou vendredi 9 novembre sur Lyon pour un poste sur Grenoble: doute suite entretien skype. Poste sur Lyon</text:p>
          </table:table-cell>
          <table:table-cell office:value-type="date" office:date-value="2018-11-02T00:00:00" table:style-name="ce8">
            <text:p>02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3">
          <table:table-cell office:value-type="string" table:style-name="ce10">
            <text:p>01 70 61 24 11</text:p>
          </table:table-cell>
          <table:table-cell office:value-type="string" table:style-name="ce6">
            <text:p>Corola Setteneri</text:p>
          </table:table-cell>
          <table:table-cell office:value-type="string" table:style-name="ce6">
            <text:p><text:a xlink:href="mailto:csetteneri@amaris.com">csetteneri@amaris.com</text:a></text:p>
          </table:table-cell>
          <table:table-cell office:value-type="string" table:style-name="ce6">
            <text:p>Amaris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Premier contact par mail : proposition d'entretien telephonique</text:p>
          </table:table-cell>
          <table:table-cell office:value-type="date" office:date-value="2018-11-05T00:00:00" table:style-name="ce8">
            <text:p>05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5">
          <table:table-cell office:value-type="string" table:style-name="ce10">
            <text:p>04 28 29 06 66</text:p>
          </table:table-cell>
          <table:table-cell office:value-type="string" table:style-name="ce6">
            <text:p>Camille Legrand</text:p>
          </table:table-cell>
          <table:table-cell office:value-type="string" table:style-name="ce6">
            <text:p><text:a xlink:href="mailto:clegrand@datacorp.fr">clegrand@datacorp.fr</text:a></text:p>
          </table:table-cell>
          <table:table-cell office:value-type="string" table:style-name="ce6">
            <text:p>DataCorp</text:p>
          </table:table-cell>
          <table:table-cell table:style-name="ce6"/>
          <table:table-cell office:value-type="string" table:style-name="ce7">
            <text:p>Grenoble/Lyon</text:p>
          </table:table-cell>
          <table:table-cell office:value-type="string" table:style-name="ce7">
            <text:p>Premier contact téléphonique ce jour pour poste sur St quentin Falavier Me recontacte bientôt pour opportunités sur Grenoble</text:p>
          </table:table-cell>
          <table:table-cell office:value-type="date" office:date-value="2018-11-07T00:00:00" table:style-name="ce8">
            <text:p>07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Monster</text:p>
          </table:table-cell>
          <table:table-cell office:value-type="string" table:style-name="ce6">
            <text:p>Monster</text:p>
          </table:table-cell>
          <table:table-cell office:value-type="string" table:style-name="ce6">
            <text:p>CS-Communication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Réponse à une annonce</text:p>
          </table:table-cell>
          <table:table-cell office:value-type="date" office:date-value="2018-11-12T00:00:00" table:style-name="ce8">
            <text:p>12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Monster</text:p>
          </table:table-cell>
          <table:table-cell office:value-type="string" table:style-name="ce6">
            <text:p>Monster</text:p>
          </table:table-cell>
          <table:table-cell office:value-type="string" table:style-name="ce6">
            <text:p>AUSY</text:p>
          </table:table-cell>
          <table:table-cell table:style-name="ce6"/>
          <table:table-cell office:value-type="string" table:style-name="ce7">
            <text:p>Montbonnot Saint Martin</text:p>
          </table:table-cell>
          <table:table-cell office:value-type="string" table:style-name="ce7">
            <text:p>Réponse à une annonce</text:p>
          </table:table-cell>
          <table:table-cell office:value-type="date" office:date-value="2018-11-11T00:00:00" table:style-name="ce8">
            <text:p>11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JobInlive</text:p>
          </table:table-cell>
          <table:table-cell office:value-type="string" table:style-name="ce6">
            <text:p>mguilbaud@jobinlive.fr</text:p>
          </table:table-cell>
          <table:table-cell office:value-type="string" table:style-name="ce6">
            <text:p>Orange Application for Business</text:p>
          </table:table-cell>
          <table:table-cell table:style-name="ce6"/>
          <table:table-cell office:value-type="string" table:style-name="ce7">
            <text:p>Montbonnot Saint Martin</text:p>
          </table:table-cell>
          <table:table-cell office:value-type="string" table:style-name="ce7">
            <text:p>Contact et entretien skype</text:p>
          </table:table-cell>
          <table:table-cell office:value-type="date" office:date-value="2018-11-13T00:00:00" table:style-name="ce8">
            <text:p>13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Samir ARIB</text:p>
          </table:table-cell>
          <table:table-cell office:value-type="string" table:style-name="ce6">
            <text:p>samir.arib@qiminfo.com</text:p>
          </table:table-cell>
          <table:table-cell office:value-type="string" table:style-name="ce6">
            <text:p>Qim Informatique</text:p>
          </table:table-cell>
          <table:table-cell table:style-name="ce6"/>
          <table:table-cell office:value-type="string" table:style-name="ce7">
            <text:p>Meylan 47 avenue du vieux chêne <text:s text:c="10"/>Meylan</text:p>
          </table:table-cell>
          <table:table-cell office:value-type="string" table:style-name="ce7">
            <text:p>Contact puis entretien à l’agence</text:p>
          </table:table-cell>
          <table:table-cell office:value-type="date" office:date-value="2018-11-15T00:00:00" table:style-name="ce8">
            <text:p>15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Monster</text:p>
          </table:table-cell>
          <table:table-cell office:value-type="string" table:style-name="ce6">
            <text:p>Monster</text:p>
          </table:table-cell>
          <table:table-cell office:value-type="string" table:style-name="ce6">
            <text:p>PhotoWeb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Réponse à une annonce</text:p>
          </table:table-cell>
          <table:table-cell office:value-type="date" office:date-value="2018-11-20T00:00:00" table:style-name="ce8">
            <text:p>20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Yannis Mazouz-Brunaux</text:p>
          </table:table-cell>
          <table:table-cell office:value-type="string" table:style-name="ce6">
            <text:p>y.mazouz@jeffersonfrank.com</text:p>
          </table:table-cell>
          <table:table-cell office:value-type="string" table:style-name="ce6">
            <text:p>Exakis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Contact et entretien skype</text:p>
          </table:table-cell>
          <table:table-cell office:value-type="date" office:date-value="2018-11-21T00:00:00" table:style-name="ce8">
            <text:p>21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4">
          <table:table-cell table:style-name="ce10"/>
          <table:table-cell office:value-type="string" table:style-name="ce6">
            <text:p>Pauline Constant</text:p>
          </table:table-cell>
          <table:table-cell office:value-type="string" table:style-name="ce6">
            <text:p><text:a xlink:href="mailto:Pauline.CONSTANT@celad">Pauline.CONSTANT@celad</text:a></text:p>
          </table:table-cell>
          <table:table-cell office:value-type="string" table:style-name="ce6">
            <text:p>CELAD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Prise de contact par téléphone : me tient au courant la semaine prochaine</text:p>
          </table:table-cell>
          <table:table-cell office:value-type="date" office:date-value="2018-11-21T00:00:00" table:style-name="ce8">
            <text:p>21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4">
          <table:table-cell table:style-name="ce10"/>
          <table:table-cell office:value-type="string" table:style-name="ce6">
            <text:p>Anais Peigne</text:p>
          </table:table-cell>
          <table:table-cell office:value-type="string" table:style-name="ce6">
            <text:p>Indeed</text:p>
          </table:table-cell>
          <table:table-cell office:value-type="string" table:style-name="ce6">
            <text:p>CELAD</text:p>
          </table:table-cell>
          <table:table-cell table:style-name="ce6"/>
          <table:table-cell office:value-type="string" table:style-name="ce7">
            <text:p>Rennes</text:p>
          </table:table-cell>
          <table:table-cell office:value-type="string" table:style-name="ce7">
            <text:p>Refus en raison de la localisation. Emploi de DevOps <text:s/>dans la TV numérique</text:p>
          </table:table-cell>
          <table:table-cell office:value-type="date" office:date-value="2018-11-22T00:00:00" table:style-name="ce8">
            <text:p>22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Indeed</text:p>
          </table:table-cell>
          <table:table-cell office:value-type="string" table:style-name="ce6">
            <text:p><text:a xlink:href="mailto:n.hua@huxley.fr">n.hua@huxley.fr</text:a></text:p>
          </table:table-cell>
          <table:table-cell office:value-type="string" table:style-name="ce6">
            <text:p>Indeed/Mare Nostrum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Reponse annonce de Chef de Projet</text:p>
          </table:table-cell>
          <table:table-cell office:value-type="date" office:date-value="2018-11-22T00:00:00" table:style-name="ce8">
            <text:p>22/11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4">
          <table:table-cell table:style-name="ce10"/>
          <table:table-cell office:value-type="string" table:style-name="ce6">
            <text:p>Monster</text:p>
          </table:table-cell>
          <table:table-cell office:value-type="string" table:style-name="ce6">
            <text:p>Monster</text:p>
          </table:table-cell>
          <table:table-cell office:value-type="string" table:style-name="ce6">
            <text:p>PhotoWeb</text:p>
          </table:table-cell>
          <table:table-cell table:style-name="ce6"/>
          <table:table-cell office:value-type="string" table:style-name="ce7">
            <text:p>Saint Egreve</text:p>
          </table:table-cell>
          <table:table-cell office:value-type="string" table:style-name="ce7">
            <text:p>Reponse annonce Product Owner Mobile remarque CDD négocier pour CDI</text:p>
          </table:table-cell>
          <table:table-cell office:value-type="date" office:date-value="2018-12-05T00:00:00" table:style-name="ce8">
            <text:p>05/12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Fany SERRE</text:p>
          </table:table-cell>
          <table:table-cell office:value-type="string" table:style-name="ce6">
            <text:p>fserre@hr-team.net</text:p>
          </table:table-cell>
          <table:table-cell office:value-type="string" table:style-name="ce6">
            <text:p>HR team</text:p>
          </table:table-cell>
          <table:table-cell table:style-name="ce6"/>
          <table:table-cell office:value-type="string" table:style-name="ce7">
            <text:p>La motte servelex</text:p>
          </table:table-cell>
          <table:table-cell office:value-type="string" table:style-name="ce7">
            <text:p>Pres d’aix les bains : trop loin</text:p>
          </table:table-cell>
          <table:table-cell office:value-type="date" office:date-value="2018-12-13T00:00:00" table:style-name="ce8">
            <text:p>13/12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5">
          <table:table-cell table:style-name="ce10"/>
          <table:table-cell office:value-type="string" table:style-name="ce6">
            <text:p>Carole Faure, Virginie MEGY</text:p>
          </table:table-cell>
          <table:table-cell office:value-type="string" table:style-name="ce6">
            <text:p>carole.faure@atos.net</text:p>
          </table:table-cell>
          <table:table-cell office:value-type="string" table:style-name="ce6">
            <text:p>ATOS</text:p>
          </table:table-cell>
          <table:table-cell table:style-name="ce6"/>
          <table:table-cell office:value-type="string" table:style-name="ce7">
            <text:p>Echirolles</text:p>
          </table:table-cell>
          <table:table-cell office:value-type="string" table:style-name="ce7">
            <text:p>Refus en raison de la non connaissance des supercalculateurs : GROSSE DECEPTION</text:p>
          </table:table-cell>
          <table:table-cell office:value-type="date" office:date-value="2018-12-18T00:00:00" table:style-name="ce8">
            <text:p>18/12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sabine.heisel</text:p>
          </table:table-cell>
          <table:table-cell office:value-type="string" table:style-name="ce6">
            <text:p>sabine.heisel@alveoo.fr</text:p>
          </table:table-cell>
          <table:table-cell office:value-type="string" table:style-name="ce6">
            <text:p>Alveoo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Pas de retour en janvier</text:p>
          </table:table-cell>
          <table:table-cell office:value-type="date" office:date-value="2018-12-21T00:00:00" table:style-name="ce8">
            <text:p>21/12/18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Valerie LAFAYE</text:p>
          </table:table-cell>
          <table:table-cell office:value-type="string" table:style-name="ce6">
            <text:p>Valerie.LAFAYE@akka.eu</text:p>
          </table:table-cell>
          <table:table-cell office:value-type="string" table:style-name="ce6">
            <text:p>AKKA Technologies</text:p>
          </table:table-cell>
          <table:table-cell table:style-name="ce6"/>
          <table:table-cell office:value-type="string" table:style-name="ce7">
            <text:p>Eybens</text:p>
          </table:table-cell>
          <table:table-cell office:value-type="string" table:style-name="ce7">
            <text:p>Proposition trop faible</text:p>
          </table:table-cell>
          <table:table-cell office:value-type="date" office:date-value="2019-01-07T00:00:00" table:style-name="ce8">
            <text:p>07/01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3">
          <table:table-cell table:style-name="ce10"/>
          <table:table-cell office:value-type="string" table:style-name="ce6">
            <text:p>Sebastien Pellier</text:p>
          </table:table-cell>
          <table:table-cell office:value-type="string" table:style-name="ce6">
            <text:p>s.pellier@jeffersonfrank.com</text:p>
          </table:table-cell>
          <table:table-cell office:value-type="string" table:style-name="ce6">
            <text:p>Jefferson frank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Pas de proposition faite par le consultant</text:p>
          </table:table-cell>
          <table:table-cell office:value-type="date" office:date-value="2019-01-07T00:00:00" table:style-name="ce8">
            <text:p>07/01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3">
          <table:table-cell office:value-type="string" table:style-name="ce10">
            <text:p>07 60 53 49 99 &amp; 04 81 68 30 73</text:p>
          </table:table-cell>
          <table:table-cell office:value-type="string" table:style-name="ce6">
            <text:p>Cloé Barabotti &amp; <text:s/>Nassim OUARGL</text:p>
          </table:table-cell>
          <table:table-cell office:value-type="string" table:style-name="ce6">
            <text:p>cbarabotti@extia.fr</text:p>
          </table:table-cell>
          <table:table-cell office:value-type="string" table:style-name="ce6">
            <text:p>Extia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Entretien Telephonique le 10/01/19 ok + 2iem entretien le 24/01/19</text:p>
          </table:table-cell>
          <table:table-cell office:value-type="date" office:date-value="2019-01-24T00:00:00" table:style-name="ce8">
            <text:p>24/01/19</text:p>
          </table:table-cell>
          <table:table-cell office:value-type="string" table:style-name="ce8">
            <text:p>Refus</text:p>
          </table:table-cell>
          <table:table-cell table:number-columns-repeated="16375" table:style-name="ce17"/>
        </table:table-row>
        <table:table-row table:style-name="ro2">
          <table:table-cell office:value-type="string" table:style-name="ce10">
            <text:p>04 78 35 41 42</text:p>
          </table:table-cell>
          <table:table-cell office:value-type="string" table:style-name="ce6">
            <text:p>Maeva DAZY</text:p>
          </table:table-cell>
          <table:table-cell office:value-type="string" table:style-name="ce6">
            <text:p>LinkedIn</text:p>
          </table:table-cell>
          <table:table-cell office:value-type="string" table:style-name="ce6">
            <text:p>Apollo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Entretien Téléphonique 14/01/19</text:p>
          </table:table-cell>
          <table:table-cell office:value-type="date" office:date-value="2019-01-14T00:00:00" table:style-name="ce8">
            <text:p>14/01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10">
            <text:p>04 92 01 09 26</text:p>
          </table:table-cell>
          <table:table-cell office:value-type="string" table:style-name="ce6">
            <text:p>Cindy ALCARAZ</text:p>
          </table:table-cell>
          <table:table-cell office:value-type="string" table:style-name="ce6">
            <text:p><text:a xlink:href="mailto:cindyalcaraz@aktisea.com">cindyalcaraz@aktisea.com</text:a></text:p>
          </table:table-cell>
          <table:table-cell office:value-type="string" table:style-name="ce6">
            <text:p>Assystem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Entretien Telephonique</text:p>
          </table:table-cell>
          <table:table-cell office:value-type="date" office:date-value="2019-01-28T00:00:00" table:style-name="ce8">
            <text:p>28/01/19</text:p>
          </table:table-cell>
          <table:table-cell office:value-type="string" table:style-name="ce8">
            <text:p>Refus</text:p>
          </table:table-cell>
          <table:table-cell table:number-columns-repeated="16375" table:style-name="ce17"/>
        </table:table-row>
        <table:table-row table:style-name="ro3">
          <table:table-cell office:value-type="string" table:style-name="ce10">
            <text:p>04 76 22 00 50</text:p>
          </table:table-cell>
          <table:table-cell office:value-type="string" table:style-name="ce6">
            <text:p>Morgane Arnone</text:p>
          </table:table-cell>
          <table:table-cell office:value-type="string" table:style-name="ce6">
            <text:p>marnone@neptunerh.com</text:p>
          </table:table-cell>
          <table:table-cell office:value-type="string" table:style-name="ce6">
            <text:p>Neptune RH Grenoble</text:p>
          </table:table-cell>
          <table:table-cell office:value-type="string" table:style-name="ce6">
            <text:p>Administrateur System</text:p>
          </table:table-cell>
          <table:table-cell office:value-type="string" table:style-name="ce7">
            <text:p>Grenoble</text:p>
          </table:table-cell>
          <table:table-cell office:value-type="string" table:style-name="ce7">
            <text:p>Proposition Mail : le poste ne correspond pas à mon profil</text:p>
          </table:table-cell>
          <table:table-cell office:value-type="date" office:date-value="2019-01-31T00:00:00" table:style-name="ce8">
            <text:p>31/01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Nicolas GUILLOT</text:p>
          </table:table-cell>
          <table:table-cell office:value-type="string" table:style-name="ce6">
            <text:p>nguillot@amaris.com</text:p>
          </table:table-cell>
          <table:table-cell office:value-type="string" table:style-name="ce6">
            <text:p>Amaris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Entretien Grenoble le 07/02 18h</text:p>
          </table:table-cell>
          <table:table-cell office:value-type="date" office:date-value="2019-02-04T00:00:00" table:style-name="ce8">
            <text:p>04/02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meteorjob.com</text:p>
          </table:table-cell>
          <table:table-cell table:style-name="ce6"/>
          <table:table-cell office:value-type="string" table:style-name="ce6">
            <text:p>SII</text:p>
          </table:table-cell>
          <table:table-cell office:value-type="string" table:style-name="ce6">
            <text:p>Ingénieur Integration Continue</text:p>
          </table:table-cell>
          <table:table-cell office:value-type="string" table:style-name="ce7">
            <text:p>Grenoble</text:p>
          </table:table-cell>
          <table:table-cell office:value-type="string" table:style-name="ce7">
            <text:p>Réponse à une annonce</text:p>
          </table:table-cell>
          <table:table-cell office:value-type="date" office:date-value="2019-02-08T00:00:00" table:style-name="ce8">
            <text:p>08/02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4">
          <table:table-cell table:style-name="ce10"/>
          <table:table-cell office:value-type="string" table:style-name="ce6">
            <text:p>Joseph Faure</text:p>
          </table:table-cell>
          <table:table-cell table:style-name="ce6"/>
          <table:table-cell office:value-type="string" table:style-name="ce6">
            <text:p>Open</text:p>
          </table:table-cell>
          <table:table-cell office:value-type="string" table:style-name="ce6">
            <text:p>DevOps orienté Ops</text:p>
          </table:table-cell>
          <table:table-cell office:value-type="string" table:style-name="ce7">
            <text:p>Grenoble</text:p>
          </table:table-cell>
          <table:table-cell office:value-type="string" table:style-name="ce7">
            <text:p>Pas de poursuite de la part de Open : mais transfert vers une autre entretprise de la part de M Faure</text:p>
          </table:table-cell>
          <table:table-cell office:value-type="date" office:date-value="2019-02-19T00:00:00" table:style-name="ce8">
            <text:p>19/02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table:style-name="ce10"/>
          <table:table-cell office:value-type="string" table:style-name="ce6">
            <text:p>sabine.heisel</text:p>
          </table:table-cell>
          <table:table-cell office:value-type="string" table:style-name="ce6">
            <text:p>sabine.heisel@alveoo.fr</text:p>
          </table:table-cell>
          <table:table-cell office:value-type="string" table:style-name="ce6">
            <text:p>Alveoo</text:p>
          </table:table-cell>
          <table:table-cell table:style-name="ce6"/>
          <table:table-cell office:value-type="string" table:style-name="ce7">
            <text:p>Meylan</text:p>
          </table:table-cell>
          <table:table-cell office:value-type="string" table:style-name="ce7">
            <text:p>Entretien Meylan le 20/02/19 à 16h</text:p>
          </table:table-cell>
          <table:table-cell office:value-type="date" office:date-value="2019-02-20T00:00:00" table:style-name="ce8">
            <text:p>20/02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4">
          <table:table-cell table:style-name="ce10"/>
          <table:table-cell office:value-type="string" table:style-name="ce6">
            <text:p>Nisrin ESSALHI</text:p>
          </table:table-cell>
          <table:table-cell office:value-type="string" table:style-name="ce6">
            <text:p>nisrin.essalhi@thalesgroup.com</text:p>
          </table:table-cell>
          <table:table-cell office:value-type="string" table:style-name="ce6">
            <text:p>Thales</text:p>
          </table:table-cell>
          <table:table-cell office:value-type="string" table:style-name="ce6">
            <text:p>DevOps</text:p>
          </table:table-cell>
          <table:table-cell office:value-type="string" table:style-name="ce7">
            <text:p>Montbonnot Saint Martin</text:p>
          </table:table-cell>
          <table:table-cell office:value-type="string" table:style-name="ce7">
            <text:p>entretien avec <text:s/>Mr. DUROT Jean-Philippe : echec lors de l’entretien physique</text:p>
          </table:table-cell>
          <table:table-cell office:value-type="date" office:date-value="2019-02-20T00:00:00" table:style-name="ce8">
            <text:p>20/02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4">
          <table:table-cell table:style-name="ce10"/>
          <table:table-cell office:value-type="string" table:style-name="ce6">
            <text:p>Sebastien Romanet</text:p>
          </table:table-cell>
          <table:table-cell office:value-type="string" table:style-name="ce6">
            <text:p><text:a xlink:href="mailto:cindyalcaraz@aktisea.com">cindyalcaraz@aktisea.com</text:a></text:p>
          </table:table-cell>
          <table:table-cell office:value-type="string" table:style-name="ce6">
            <text:p>Assystem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Entretien Téléphonique présentation d’une proposition client hadoop : attente de retour</text:p>
          </table:table-cell>
          <table:table-cell office:value-type="date" office:date-value="2019-02-28T00:00:00" table:style-name="ce8">
            <text:p>28/02/19</text:p>
          </table:table-cell>
          <table:table-cell office:value-type="string" table:style-name="ce8">
            <text:p>Refus</text:p>
          </table:table-cell>
          <table:table-cell table:number-columns-repeated="16375" table:style-name="ce17"/>
        </table:table-row>
        <table:table-row table:style-name="ro2">
          <table:table-cell office:value-type="string" table:style-name="ce10">
            <text:p>33 699949873</text:p>
          </table:table-cell>
          <table:table-cell office:value-type="string" table:style-name="ce18">
            <text:p>Simon Parmeli</text:p>
          </table:table-cell>
          <table:table-cell office:value-type="string" table:style-name="ce18">
            <text:p>simon.parmelli@davidson.fr</text:p>
          </table:table-cell>
          <table:table-cell office:value-type="string" table:style-name="ce18">
            <text:p>davidson</text:p>
          </table:table-cell>
          <table:table-cell table:style-name="ce18"/>
          <table:table-cell office:value-type="string" table:style-name="ce19">
            <text:p>Genoble</text:p>
          </table:table-cell>
          <table:table-cell office:value-type="string" table:style-name="ce19">
            <text:p>Prise de contact</text:p>
          </table:table-cell>
          <table:table-cell office:value-type="date" office:date-value="2019-03-04T00:00:00" table:style-name="ce20">
            <text:p>04/03/19</text:p>
          </table:table-cell>
          <table:table-cell office:value-type="string" table:style-name="ce20">
            <text:p>Terminé</text:p>
          </table:table-cell>
          <table:table-cell table:number-columns-repeated="16375" table:style-name="ce17"/>
        </table:table-row>
        <table:table-row table:style-name="ro4">
          <table:table-cell office:value-type="string" table:style-name="ce10">
            <text:p>01.78.76.62.74</text:p>
          </table:table-cell>
          <table:table-cell office:value-type="string" table:style-name="ce6">
            <text:p>Hind Allaoui</text:p>
          </table:table-cell>
          <table:table-cell office:value-type="string" table:style-name="ce6">
            <text:p><text:a xlink:href="mailto:hallaoui@umanis.com">hallaoui@umanis.com</text:a></text:p>
          </table:table-cell>
          <table:table-cell office:value-type="string" table:style-name="ce6">
            <text:p>Umanis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Entretien Téléphonique : retour négatif par mail. Pas de poste à pourvoir sur Grenoble</text:p>
          </table:table-cell>
          <table:table-cell office:value-type="date" office:date-value="2019-03-05T00:00:00" table:style-name="ce8">
            <text:p>05/03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10">
            <text:p>01 42 99 83 33</text:p>
          </table:table-cell>
          <table:table-cell office:value-type="string" table:style-name="ce6">
            <text:p>Tagride Anconetti</text:p>
          </table:table-cell>
          <table:table-cell office:value-type="string" table:style-name="ce6">
            <text:p>t.anconetti@computerfutures.fr</text:p>
          </table:table-cell>
          <table:table-cell office:value-type="string" table:style-name="ce6">
            <text:p>Computer Futures</text:p>
          </table:table-cell>
          <table:table-cell table:style-name="ce6"/>
          <table:table-cell office:value-type="string" table:style-name="ce7">
            <text:p>Toulouse</text:p>
          </table:table-cell>
          <table:table-cell office:value-type="string" table:style-name="ce7">
            <text:p>Refus : Trop loin</text:p>
          </table:table-cell>
          <table:table-cell office:value-type="date" office:date-value="2019-03-05T00:00:00" table:style-name="ce8">
            <text:p>05/03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2">
          <table:table-cell office:value-type="string" table:style-name="ce10">
            <text:p>+33 (0)1 42 99 38 20     </text:p>
          </table:table-cell>
          <table:table-cell office:value-type="string" table:style-name="ce6">
            <text:p>Clara Mekacher</text:p>
          </table:table-cell>
          <table:table-cell office:value-type="string" table:style-name="ce6">
            <text:p>c.mekacher@huxley.fr</text:p>
          </table:table-cell>
          <table:table-cell office:value-type="string" table:style-name="ce6">
            <text:p>huxley</text:p>
          </table:table-cell>
          <table:table-cell table:style-name="ce6"/>
          <table:table-cell office:value-type="string" table:style-name="ce7">
            <text:p>Paris</text:p>
          </table:table-cell>
          <table:table-cell office:value-type="string" table:style-name="ce7">
            <text:p>Refus : Trop loin</text:p>
          </table:table-cell>
          <table:table-cell office:value-type="date" office:date-value="2019-03-05T00:00:00" table:style-name="ce8">
            <text:p>05/03/19</text:p>
          </table:table-cell>
          <table:table-cell office:value-type="string" table:style-name="ce8">
            <text:p>Refus</text:p>
          </table:table-cell>
          <table:table-cell table:number-columns-repeated="16375" table:style-name="ce9"/>
        </table:table-row>
        <table:table-row table:style-name="ro3">
          <table:table-cell office:value-type="string" table:style-name="ce10">
            <text:p>04 92 01 09 26</text:p>
          </table:table-cell>
          <table:table-cell office:value-type="string" table:style-name="ce18">
            <text:p>Cindy ALCARAZ</text:p>
          </table:table-cell>
          <table:table-cell office:value-type="string" table:style-name="ce18">
            <text:p><text:a xlink:href="mailto:cindyalcaraz@aktisea.com">cindyalcaraz@aktisea.com</text:a></text:p>
          </table:table-cell>
          <table:table-cell office:value-type="string" table:style-name="ce18">
            <text:p>Aktisea</text:p>
          </table:table-cell>
          <table:table-cell table:style-name="ce18"/>
          <table:table-cell office:value-type="string" table:style-name="ce19">
            <text:p>Grenoble</text:p>
          </table:table-cell>
          <table:table-cell office:value-type="string" table:style-name="ce19">
            <text:p>Entretien Téléphonique présentation d’une proposition</text:p>
          </table:table-cell>
          <table:table-cell office:value-type="date" office:date-value="2019-03-05T00:00:00" table:style-name="ce20">
            <text:p>05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2">
          <table:table-cell office:value-type="string" table:style-name="ce10">
            <text:p>33(0)1 82 83 26 90</text:p>
          </table:table-cell>
          <table:table-cell office:value-type="string" table:style-name="ce18">
            <text:p>Mathieu Banduwardena</text:p>
          </table:table-cell>
          <table:table-cell office:value-type="string" table:style-name="ce18">
            <text:p><text:a xlink:href="mailto:mathieu.b@adonys.net">mathieu.b@adonys.net</text:a></text:p>
          </table:table-cell>
          <table:table-cell office:value-type="string" table:style-name="ce18">
            <text:p>Adonys</text:p>
          </table:table-cell>
          <table:table-cell table:style-name="ce18"/>
          <table:table-cell office:value-type="string" table:style-name="ce19">
            <text:p>Grenoble</text:p>
          </table:table-cell>
          <table:table-cell office:value-type="string" table:style-name="ce19">
            <text:p>Entretien Skype</text:p>
          </table:table-cell>
          <table:table-cell office:value-type="date" office:date-value="2019-03-06T00:00:00" table:style-name="ce20">
            <text:p>06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4">
          <table:table-cell table:style-name="ce10"/>
          <table:table-cell office:value-type="string" table:style-name="ce6">
            <text:p>Sebastien Romanet</text:p>
          </table:table-cell>
          <table:table-cell office:value-type="string" table:style-name="ce6">
            <text:p><text:a xlink:href="mailto:cindyalcaraz@aktisea.com">cindyalcaraz@aktisea.com</text:a></text:p>
          </table:table-cell>
          <table:table-cell office:value-type="string" table:style-name="ce6">
            <text:p>Assystem</text:p>
          </table:table-cell>
          <table:table-cell office:value-type="string" table:style-name="ce6">
            <text:p>DevOps smart grid schneider</text:p>
          </table:table-cell>
          <table:table-cell office:value-type="string" table:style-name="ce7">
            <text:p>Grenoble</text:p>
          </table:table-cell>
          <table:table-cell office:value-type="string" table:style-name="ce7">
            <text:p>Reprise de contact par téléphone pour avoir des information : salaire trop bas (40 % de -)</text:p>
          </table:table-cell>
          <table:table-cell office:value-type="date" office:date-value="2019-03-06T00:00:00" table:style-name="ce8">
            <text:p>06/03/19</text:p>
          </table:table-cell>
          <table:table-cell office:value-type="string" table:style-name="ce8">
            <text:p>Refus</text:p>
          </table:table-cell>
          <table:table-cell table:number-columns-repeated="16375" table:style-name="ce17"/>
        </table:table-row>
        <table:table-row table:style-name="ro3">
          <table:table-cell table:style-name="ce10"/>
          <table:table-cell office:value-type="string" table:style-name="ce18">
            <text:p>sabine.heisel</text:p>
          </table:table-cell>
          <table:table-cell office:value-type="string" table:style-name="ce18">
            <text:p>sabine.heisel@alveoo.fr</text:p>
          </table:table-cell>
          <table:table-cell office:value-type="string" table:style-name="ce18">
            <text:p>Alveoo</text:p>
          </table:table-cell>
          <table:table-cell table:style-name="ce18"/>
          <table:table-cell office:value-type="string" table:style-name="ce19">
            <text:p>Grenoble</text:p>
          </table:table-cell>
          <table:table-cell office:value-type="string" table:style-name="ce19">
            <text:p>Entretien Telephonique : positionnement Moodies</text:p>
          </table:table-cell>
          <table:table-cell office:value-type="date" office:date-value="2019-03-06T00:00:00" table:style-name="ce20">
            <text:p>06/03/19</text:p>
          </table:table-cell>
          <table:table-cell office:value-type="string" table:style-name="ce20">
            <text:p>Terminé</text:p>
          </table:table-cell>
          <table:table-cell table:number-columns-repeated="16375" table:style-name="ce17"/>
        </table:table-row>
        <table:table-row table:style-name="ro2">
          <table:table-cell office:value-type="string" table:style-name="ce10">
            <text:p>06 67 93 88 00</text:p>
          </table:table-cell>
          <table:table-cell office:value-type="string" table:style-name="ce18">
            <text:p>Simon Boulery</text:p>
          </table:table-cell>
          <table:table-cell office:value-type="string" table:style-name="ce18">
            <text:p>simon.boulery@qiminfo.com</text:p>
          </table:table-cell>
          <table:table-cell office:value-type="string" table:style-name="ce18">
            <text:p>Qim Informatique</text:p>
          </table:table-cell>
          <table:table-cell table:style-name="ce18"/>
          <table:table-cell office:value-type="string" table:style-name="ce19">
            <text:p>Meylan</text:p>
          </table:table-cell>
          <table:table-cell office:value-type="string" table:style-name="ce19">
            <text:p>Entretien individuel</text:p>
          </table:table-cell>
          <table:table-cell office:value-type="date" office:date-value="2019-03-07T00:00:00" table:style-name="ce20">
            <text:p>07/03/19</text:p>
          </table:table-cell>
          <table:table-cell office:value-type="string" table:style-name="ce20">
            <text:p>Terminé</text:p>
          </table:table-cell>
          <table:table-cell table:number-columns-repeated="16375" table:style-name="ce17"/>
        </table:table-row>
        <table:table-row table:style-name="ro5">
          <table:table-cell office:value-type="string" table:style-name="ce10">
            <text:p>07 87 45 51 68</text:p>
          </table:table-cell>
          <table:table-cell office:value-type="string" table:style-name="ce18">
            <text:p>Lucas Briset</text:p>
          </table:table-cell>
          <table:table-cell office:value-type="string" table:style-name="ce18">
            <text:p><text:a xlink:href="mailto:lucas.briset@aleysia.com">lucas.briset@aleysia.com</text:a></text:p>
          </table:table-cell>
          <table:table-cell office:value-type="string" table:style-name="ce18">
            <text:p>Aleysia</text:p>
          </table:table-cell>
          <table:table-cell table:style-name="ce18"/>
          <table:table-cell office:value-type="string" table:style-name="ce19">
            <text:p>Lyon</text:p>
          </table:table-cell>
          <table:table-cell office:value-type="string" table:style-name="ce19">
            <text:p>Entretien Téléphonique : une convocation pour un entretien Skype a été envoyé par Lucas pour le 12/03</text:p>
          </table:table-cell>
          <table:table-cell office:value-type="date" office:date-value="2019-03-08T00:00:00" table:style-name="ce20">
            <text:p>08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4">
          <table:table-cell table:style-name="ce10"/>
          <table:table-cell office:value-type="string" table:style-name="ce18">
            <text:p>sabine.heisel</text:p>
          </table:table-cell>
          <table:table-cell office:value-type="string" table:style-name="ce18">
            <text:p>sabine.heisel@alveoo.fr</text:p>
          </table:table-cell>
          <table:table-cell office:value-type="string" table:style-name="ce18">
            <text:p>Alveoo</text:p>
          </table:table-cell>
          <table:table-cell table:style-name="ce18"/>
          <table:table-cell office:value-type="string" table:style-name="ce19">
            <text:p>Grenoble</text:p>
          </table:table-cell>
          <table:table-cell office:value-type="string" table:style-name="ce19">
            <text:p>Création du document de candidature pour Moodies effectué transmis</text:p>
          </table:table-cell>
          <table:table-cell office:value-type="date" office:date-value="2019-03-08T00:00:00" table:style-name="ce20">
            <text:p>08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3">
          <table:table-cell table:style-name="ce10"/>
          <table:table-cell table:number-columns-repeated="2" table:style-name="ce6"/>
          <table:table-cell office:value-type="string" table:style-name="ce6">
            <text:p>Go Concept</text:p>
          </table:table-cell>
          <table:table-cell table:style-name="ce6"/>
          <table:table-cell office:value-type="string" table:style-name="ce7">
            <text:p>Lyon</text:p>
          </table:table-cell>
          <table:table-cell office:value-type="string" table:style-name="ce7">
            <text:p>Entretien Téléphonique pour poste sur Lyon : trop loin</text:p>
          </table:table-cell>
          <table:table-cell office:value-type="date" office:date-value="2019-03-11T00:00:00" table:style-name="ce8">
            <text:p>11/03/19</text:p>
          </table:table-cell>
          <table:table-cell office:value-type="string" table:style-name="ce8">
            <text:p>Refus</text:p>
          </table:table-cell>
          <table:table-cell table:number-columns-repeated="16375"/>
        </table:table-row>
        <table:table-row table:style-name="ro4">
          <table:table-cell table:style-name="ce10"/>
          <table:table-cell table:number-columns-repeated="2" table:style-name="ce18"/>
          <table:table-cell office:value-type="string" table:style-name="ce18">
            <text:p>Altran</text:p>
          </table:table-cell>
          <table:table-cell table:style-name="ce18"/>
          <table:table-cell table:style-name="ce19"/>
          <table:table-cell office:value-type="string" table:style-name="ce19">
            <text:p>offre d’accompagnement d’Altran. Signature d’un document d’autorisation</text:p>
          </table:table-cell>
          <table:table-cell office:value-type="date" office:date-value="2019-03-11T00:00:00" table:style-name="ce20">
            <text:p>11/03/19</text:p>
          </table:table-cell>
          <table:table-cell office:value-type="string" table:style-name="ce20">
            <text:p>En Cours</text:p>
          </table:table-cell>
          <table:table-cell table:number-columns-repeated="16375"/>
        </table:table-row>
        <table:table-row table:style-name="ro2">
          <table:table-cell table:style-name="ce10"/>
          <table:table-cell office:value-type="string" table:style-name="ce6">
            <text:p>Alizée Witmer</text:p>
          </table:table-cell>
          <table:table-cell office:value-type="string" table:style-name="ce6">
            <text:p>a.wittmer@computerfutures.fr</text:p>
          </table:table-cell>
          <table:table-cell office:value-type="string" table:style-name="ce6">
            <text:p>Computer Futures</text:p>
          </table:table-cell>
          <table:table-cell office:value-type="string" table:style-name="ce6">
            <text:p>Product Owner</text:p>
          </table:table-cell>
          <table:table-cell office:value-type="string" table:style-name="ce7">
            <text:p>Paris</text:p>
          </table:table-cell>
          <table:table-cell office:value-type="string" table:style-name="ce7">
            <text:p>Refus : Trop loin</text:p>
          </table:table-cell>
          <table:table-cell office:value-type="date" office:date-value="2019-03-11T00:00:00" table:style-name="ce8">
            <text:p>11/03/19</text:p>
          </table:table-cell>
          <table:table-cell office:value-type="string" table:style-name="ce8">
            <text:p>Refus</text:p>
          </table:table-cell>
          <table:table-cell table:number-columns-repeated="16375"/>
        </table:table-row>
        <table:table-row table:style-name="ro2">
          <table:table-cell table:style-name="ce10"/>
          <table:table-cell table:number-columns-repeated="2" table:style-name="ce6"/>
          <table:table-cell office:value-type="string" table:style-name="ce6">
            <text:p>eQuadra</text:p>
          </table:table-cell>
          <table:table-cell office:value-type="string" table:style-name="ce6">
            <text:p>Chef de projet</text:p>
          </table:table-cell>
          <table:table-cell office:value-type="string" table:style-name="ce7">
            <text:p>La motte servelex</text:p>
          </table:table-cell>
          <table:table-cell office:value-type="string" table:style-name="ce7">
            <text:p>Refus : Trop loin</text:p>
          </table:table-cell>
          <table:table-cell office:value-type="date" office:date-value="2019-03-11T00:00:00" table:style-name="ce8">
            <text:p>11/03/19</text:p>
          </table:table-cell>
          <table:table-cell office:value-type="string" table:style-name="ce8">
            <text:p>Refus</text:p>
          </table:table-cell>
          <table:table-cell table:number-columns-repeated="16375"/>
        </table:table-row>
        <table:table-row table:style-name="ro2">
          <table:table-cell office:value-type="string" table:style-name="ce10">
            <text:p>07 87 45 51 68</text:p>
          </table:table-cell>
          <table:table-cell office:value-type="string" table:style-name="ce18">
            <text:p>Lucas Briset</text:p>
          </table:table-cell>
          <table:table-cell office:value-type="string" table:style-name="ce18">
            <text:p><text:a xlink:href="mailto:lucas.briset@aleysia.com">lucas.briset@aleysia.com</text:a></text:p>
          </table:table-cell>
          <table:table-cell office:value-type="string" table:style-name="ce18">
            <text:p>Aleysia</text:p>
          </table:table-cell>
          <table:table-cell table:style-name="ce18"/>
          <table:table-cell office:value-type="string" table:style-name="ce19">
            <text:p>Lyon</text:p>
          </table:table-cell>
          <table:table-cell office:value-type="string" table:style-name="ce19">
            <text:p>Entretien Skype</text:p>
          </table:table-cell>
          <table:table-cell office:value-type="date" office:date-value="2019-03-12T00:00:00" table:style-name="ce20">
            <text:p>12/03/19</text:p>
          </table:table-cell>
          <table:table-cell office:value-type="string" table:style-name="ce20">
            <text:p>En Cours</text:p>
          </table:table-cell>
          <table:table-cell table:number-columns-repeated="16375"/>
        </table:table-row>
        <table:table-row table:style-name="ro3">
          <table:table-cell table:style-name="ce10"/>
          <table:table-cell office:value-type="string" table:style-name="ce18">
            <text:p>sabine.heisel</text:p>
          </table:table-cell>
          <table:table-cell office:value-type="string" table:style-name="ce18">
            <text:p>sabine.heisel@alveoo.fr</text:p>
          </table:table-cell>
          <table:table-cell office:value-type="string" table:style-name="ce18">
            <text:p>Alveoo</text:p>
          </table:table-cell>
          <table:table-cell table:style-name="ce18"/>
          <table:table-cell office:value-type="string" table:style-name="ce19">
            <text:p>Grenoble</text:p>
          </table:table-cell>
          <table:table-cell office:value-type="string" table:style-name="ce19">
            <text:p>Trancfert dossier effectué à Moody’s par Sabine</text:p>
          </table:table-cell>
          <table:table-cell office:value-type="date" office:date-value="2019-03-12T00:00:00" table:style-name="ce20">
            <text:p>12/03/19</text:p>
          </table:table-cell>
          <table:table-cell office:value-type="string" table:style-name="ce20">
            <text:p>En Cours</text:p>
          </table:table-cell>
          <table:table-cell table:number-columns-repeated="16375"/>
        </table:table-row>
        <table:table-row table:style-name="ro5">
          <table:table-cell table:style-name="ce10"/>
          <table:table-cell office:value-type="string" table:style-name="ce6">
            <text:p>Victor Forzinetti</text:p>
          </table:table-cell>
          <table:table-cell office:value-type="string" table:style-name="ce6">
            <text:p>victor.forzinetti@andricegroup.fr</text:p>
          </table:table-cell>
          <table:table-cell office:value-type="string" table:style-name="ce6">
            <text:p>ANDRICE</text:p>
          </table:table-cell>
          <table:table-cell table:style-name="ce6"/>
          <table:table-cell office:value-type="string" table:style-name="ce7">
            <text:p>Grenoble</text:p>
          </table:table-cell>
          <table:table-cell office:value-type="string" table:style-name="ce7">
            <text:p>Entretien Telephonique : convocation entretien skype puis annulation car pas de mission sur Grenoble</text:p>
          </table:table-cell>
          <table:table-cell office:value-type="date" office:date-value="2019-03-12T00:00:00" table:style-name="ce8">
            <text:p>12/03/19</text:p>
          </table:table-cell>
          <table:table-cell office:value-type="string" table:style-name="ce8">
            <text:p>Refus</text:p>
          </table:table-cell>
          <table:table-cell table:number-columns-repeated="16375"/>
        </table:table-row>
        <table:table-row table:style-name="ro3">
          <table:table-cell table:style-name="ce10"/>
          <table:table-cell office:value-type="string" table:style-name="ce18">
            <text:p>Sasha Patras</text:p>
          </table:table-cell>
          <table:table-cell office:value-type="string" table:style-name="ce18">
            <text:p><text:a xlink:href="mailto:sashapatras@conanjeken.com">sashapatras@conanjeken.com</text:a></text:p>
          </table:table-cell>
          <table:table-cell office:value-type="string" table:style-name="ce18">
            <text:p>conanjeken</text:p>
          </table:table-cell>
          <table:table-cell table:style-name="ce18"/>
          <table:table-cell office:value-type="string" table:style-name="ce19">
            <text:p>Eybens</text:p>
          </table:table-cell>
          <table:table-cell office:value-type="string" table:style-name="ce19">
            <text:p>Entretien téléphonique proposition d’entretien avec Schneider</text:p>
          </table:table-cell>
          <table:table-cell office:value-type="date" office:date-value="2019-03-13T00:00:00" table:style-name="ce20">
            <text:p>13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4">
          <table:table-cell table:style-name="ce10"/>
          <table:table-cell table:number-columns-repeated="2" table:style-name="ce18"/>
          <table:table-cell office:value-type="string" table:style-name="ce18">
            <text:p>Atos</text:p>
          </table:table-cell>
          <table:table-cell table:style-name="ce18"/>
          <table:table-cell office:value-type="string" table:style-name="ce19">
            <text:p>Lyon</text:p>
          </table:table-cell>
          <table:table-cell office:value-type="string" table:style-name="ce19">
            <text:p>Entretien Téléphonique : nouvelle prise de contact doit être contacté à nouveau</text:p>
          </table:table-cell>
          <table:table-cell office:value-type="date" office:date-value="2019-03-13T00:00:00" table:style-name="ce20">
            <text:p>13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2">
          <table:table-cell table:style-name="ce10"/>
          <table:table-cell office:value-type="string" table:style-name="ce18">
            <text:p>LinkedIn</text:p>
          </table:table-cell>
          <table:table-cell office:value-type="string" table:style-name="ce18">
            <text:p>LinkedIn</text:p>
          </table:table-cell>
          <table:table-cell office:value-type="string" table:style-name="ce18">
            <text:p>Gfi</text:p>
          </table:table-cell>
          <table:table-cell table:style-name="ce18"/>
          <table:table-cell office:value-type="string" table:style-name="ce19">
            <text:p>Grenoble</text:p>
          </table:table-cell>
          <table:table-cell office:value-type="string" table:style-name="ce19">
            <text:p>Envoie Candidature DevOps</text:p>
          </table:table-cell>
          <table:table-cell office:value-type="date" office:date-value="2019-03-14T00:00:00" table:style-name="ce20">
            <text:p>14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2">
          <table:table-cell office:value-type="string" table:style-name="ce10">
            <text:p>07 55 39 57 37</text:p>
          </table:table-cell>
          <table:table-cell office:value-type="string" table:style-name="ce6">
            <text:p>Zaka Razamoelina</text:p>
          </table:table-cell>
          <table:table-cell office:value-type="string" table:style-name="ce6">
            <text:p><text:a xlink:href="mailto:zaka.rasamoelina@lsplus.fr">zaka.rasamoelina@lsplus.fr</text:a></text:p>
          </table:table-cell>
          <table:table-cell office:value-type="string" table:style-name="ce6">
            <text:p>linkup service plus</text:p>
          </table:table-cell>
          <table:table-cell table:style-name="ce6"/>
          <table:table-cell office:value-type="string" table:style-name="ce7">
            <text:p>Paris</text:p>
          </table:table-cell>
          <table:table-cell office:value-type="string" table:style-name="ce7">
            <text:p>Refus : Trop loin</text:p>
          </table:table-cell>
          <table:table-cell office:value-type="date" office:date-value="2019-03-14T00:00:00" table:style-name="ce8">
            <text:p>14/03/19</text:p>
          </table:table-cell>
          <table:table-cell office:value-type="string" table:style-name="ce8">
            <text:p>Refus</text:p>
          </table:table-cell>
          <table:table-cell table:number-columns-repeated="16375"/>
        </table:table-row>
        <table:table-row table:style-name="ro3">
          <table:table-cell table:style-name="ce10"/>
          <table:table-cell office:value-type="string" table:style-name="ce18">
            <text:p>Maxime Orand</text:p>
          </table:table-cell>
          <table:table-cell office:value-type="string" table:style-name="ce18">
            <text:p><text:a xlink:href="mailto:sashapatras@conanjeken.com">sashapatras@conanjeken.com</text:a></text:p>
          </table:table-cell>
          <table:table-cell office:value-type="string" table:style-name="ce18">
            <text:p>conanjeken</text:p>
          </table:table-cell>
          <table:table-cell table:style-name="ce18"/>
          <table:table-cell office:value-type="string" table:style-name="ce19">
            <text:p>Eybens</text:p>
          </table:table-cell>
          <table:table-cell office:value-type="string" table:style-name="ce19">
            <text:p>Entretien Physique chez Schneider à Eybens</text:p>
          </table:table-cell>
          <table:table-cell office:value-type="date" office:date-value="2019-03-15T00:00:00" table:style-name="ce20">
            <text:p>15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2">
          <table:table-cell table:style-name="ce10"/>
          <table:table-cell table:number-columns-repeated="2" table:style-name="ce18"/>
          <table:table-cell office:value-type="string" table:style-name="ce18">
            <text:p>Davidson</text:p>
          </table:table-cell>
          <table:table-cell table:style-name="ce18"/>
          <table:table-cell office:value-type="string" table:style-name="ce19">
            <text:p>Grenoble</text:p>
          </table:table-cell>
          <table:table-cell office:value-type="string" table:style-name="ce19">
            <text:p>Entretien Telephonique</text:p>
          </table:table-cell>
          <table:table-cell office:value-type="date" office:date-value="2019-03-18T00:00:00" table:style-name="ce20">
            <text:p>18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3">
          <table:table-cell table:style-name="ce10"/>
          <table:table-cell table:number-columns-repeated="2" table:style-name="ce18"/>
          <table:table-cell office:value-type="string" table:style-name="ce18">
            <text:p>Econocom</text:p>
          </table:table-cell>
          <table:table-cell table:style-name="ce18"/>
          <table:table-cell office:value-type="string" table:style-name="ce19">
            <text:p>Grenoble</text:p>
          </table:table-cell>
          <table:table-cell office:value-type="string" table:style-name="ce19">
            <text:p>Entretien Telephonique Poste DevOps très production</text:p>
          </table:table-cell>
          <table:table-cell office:value-type="date" office:date-value="2019-03-18T00:00:00" table:style-name="ce20">
            <text:p>18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06 78 65 12 77</text:p>
          </table:table-cell>
          <table:table-cell office:value-type="string" table:style-name="ce18">
            <text:p>Damien CALVET</text:p>
          </table:table-cell>
          <table:table-cell office:value-type="string" table:style-name="ce18">
            <text:p><text:a xlink:href="mailto:damien.calvet@alpee.fr">damien.calvet@alpee.fr</text:a></text:p>
          </table:table-cell>
          <table:table-cell office:value-type="string" table:style-name="ce18">
            <text:p>ALPEE</text:p>
          </table:table-cell>
          <table:table-cell office:value-type="string" table:style-name="ce18">
            <text:p>DevOps</text:p>
          </table:table-cell>
          <table:table-cell office:value-type="string" table:style-name="ce19">
            <text:p>Seyssinet : 18 Rue de la Tuilerie, 38170 Seyssinet-Pariset</text:p>
          </table:table-cell>
          <table:table-cell office:value-type="string" table:style-name="ce19">
            <text:p>Même poste que conanjeken par le concurrent</text:p>
          </table:table-cell>
          <table:table-cell office:value-type="date" office:date-value="2019-03-18T00:00:00" table:style-name="ce20">
            <text:p>18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3">
          <table:table-cell table:style-name="ce10"/>
          <table:table-cell office:value-type="string" table:style-name="ce18">
            <text:p>Sasha Patras</text:p>
          </table:table-cell>
          <table:table-cell office:value-type="string" table:style-name="ce18">
            <text:p><text:a xlink:href="mailto:sashapatras@conanjeken.com">sashapatras@conanjeken.com</text:a></text:p>
          </table:table-cell>
          <table:table-cell office:value-type="string" table:style-name="ce18">
            <text:p>conanjeken</text:p>
          </table:table-cell>
          <table:table-cell office:value-type="string" table:style-name="ce18">
            <text:p>DevOps</text:p>
          </table:table-cell>
          <table:table-cell office:value-type="string" table:style-name="ce19">
            <text:p>Eybens</text:p>
          </table:table-cell>
          <table:table-cell office:value-type="string" table:style-name="ce19">
            <text:p>Reponse Positive de Schneider : attente de proposition d’embauche</text:p>
          </table:table-cell>
          <table:table-cell office:value-type="date" office:date-value="2019-03-19T00:00:00" table:style-name="ce20">
            <text:p>19/03/19</text:p>
          </table:table-cell>
          <table:table-cell office:value-type="string" table:style-name="ce20">
            <text:p>Terminé</text:p>
          </table:table-cell>
          <table:table-cell table:number-columns-repeated="16375"/>
        </table:table-row>
        <table:table-row table:style-name="ro2">
          <table:table-cell office:value-type="string" table:style-name="ce10">
            <text:p>06 19 45 91 75</text:p>
          </table:table-cell>
          <table:table-cell office:value-type="string" table:style-name="ce18">
            <text:p>Ophélie GRANDEMAIN</text:p>
          </table:table-cell>
          <table:table-cell office:value-type="string" table:style-name="ce18">
            <text:p><text:a xlink:href="mailto:ograndemain@primetechnology.fr">ograndemain@primetechnology.fr</text:a></text:p>
          </table:table-cell>
          <table:table-cell office:value-type="string" table:style-name="ce18">
            <text:p>PRIME technology</text:p>
          </table:table-cell>
          <table:table-cell table:style-name="ce18"/>
          <table:table-cell table:style-name="ce19"/>
          <table:table-cell office:value-type="string" table:style-name="ce19">
            <text:p>Entretien Skype</text:p>
          </table:table-cell>
          <table:table-cell office:value-type="date" office:date-value="2019-03-20T00:00:00" table:style-name="ce20">
            <text:p>20/03/19</text:p>
          </table:table-cell>
          <table:table-cell table:style-name="ce20"/>
          <table:table-cell table:number-columns-repeated="16375" table:style-name="ce1"/>
        </table:table-row>
        <table:table-row table:style-name="ro2">
          <table:table-cell table:style-name="ce10"/>
          <table:table-cell office:value-type="string" table:style-name="ce18">
            <text:p>Amandine LARLET</text:p>
          </table:table-cell>
          <table:table-cell office:value-type="string" table:style-name="ce18">
            <text:p>LinkedIn</text:p>
          </table:table-cell>
          <table:table-cell office:value-type="string" table:style-name="ce18">
            <text:p>Median System</text:p>
          </table:table-cell>
          <table:table-cell office:value-type="string" table:style-name="ce18">
            <text:p>Architecte DevOps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envoie CV</text:p>
          </table:table-cell>
          <table:table-cell table:style-name="ce20"/>
          <table:table-cell office:value-type="string" table:style-name="ce20">
            <text:p>En Cours</text:p>
          </table:table-cell>
          <table:table-cell table:number-columns-repeated="16375" table:style-name="ce1"/>
        </table:table-row>
        <table:table-row table:number-rows-repeated="104849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Frédéric Fromager</dc:creator>
    <meta:creation-date>2018-09-19T09:07:21Z</meta:creation-date>
    <dc:date>2020-01-14T07:41:27Z</dc:date>
    <meta:editing-cycles>127</meta:editing-cycles>
    <meta:editing-duration>PT127146S</meta:editing-duration>
  </office:meta>
</office:document-meta>
</file>